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7cm" fo:min-width="0.408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657cm" fo:min-width="0.407cm" loext:decorative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657cm" fo:min-width="0.407cm" loext:decorative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657cm" fo:min-width="0.407cm" loext:decorative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657cm" fo:min-width="0.407cm" loext:decorative="false"/>
    </style:style>
    <style:style style:name="gr6" style:family="graphic" style:parent-style-name="objectwithoutfill">
      <style:graphic-properties svg:stroke-width="0.081cm" draw:marker-start-width="0.321cm" draw:marker-end="Стили_20_стрелок_20_1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657cm" fo:min-width="0.409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658cm" fo:min-width="0.407cm" loext:decorative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657cm" fo:min-width="0.408cm" loext:decorative="false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658cm" fo:min-width="0.407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066cm" loext:decorative="false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 fo:min-height="0.658cm" fo:min-width="0.407cm" loext:decorative="false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57cm" fo:min-width="0.407cm" loext:decorative="false"/>
    </style:style>
    <style:style style:name="gr14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658cm" fo:min-width="0.407cm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4cm" fo:min-width="1.149cm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4cm" fo:min-width="1.15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4cm" fo:min-width="1.151cm" loext:decorative="false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1.4cm" fo:min-width="1.151cm" loext:decorative="fals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 fo:min-height="1.4cm" fo:min-width="1.15cm" loext:decorative="false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4cm" fo:min-width="1.1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60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021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1.021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1.02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.602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="none" fo:min-height="1.656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fo:min-height="1.5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1.75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2.344cm" loext:decorative="false"/>
    </style:style>
    <style:style style:name="gr30" style:family="graphic" style:parent-style-name="standard">
      <style:graphic-properties draw:fill="solid" draw:fill-color="#000000" draw:textarea-horizontal-align="justify" draw:textarea-vertical-align="middle" draw:auto-grow-height="false" fo:min-height="1.4cm" fo:min-width="1.15cm" loext:decorative="false"/>
    </style:style>
    <style:style style:name="gr31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4cm" fo:min-width="1.1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2pt" fo:font-style="normal" fo:text-shadow="none" style:text-underline-style="none" fo:font-weight="normal" style:letter-kerning="true" style:font-name-asian="Microsoft YaHei" style:font-size-asian="42pt" style:font-style-asian="normal" style:font-weight-asian="normal" style:font-name-complex="Lucida Sans" style:font-size-complex="4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282cm" svg:height="1.283cm" svg:x="7.929cm" svg:y="1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6.696cm" svg:y="3.9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1cm" svg:x="9.263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7.929cm" svg:y="1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1cm" svg:x="6.697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9.263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2cm" svg:height="1.283cm" svg:x="7.929cm" svg:y="1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6.696cm" svg:y="3.9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1cm" svg:x="9.263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83cm" svg:height="1.283cm" svg:x="7.929cm" svg:y="1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83cm" svg:height="1.281cm" svg:x="6.697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1.283cm" svg:height="1.283cm" svg:x="9.263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8.305cm" svg:y1="3.066cm" svg:x2="7.673cm" svg:y2="3.986cm">
          <text:p/>
        </draw:line>
        <draw:line draw:style-name="gr6" draw:text-style-name="P4" draw:layer="layout" svg:x1="8.885cm" svg:y1="3.061cm" svg:x2="9.512cm" svg:y2="4.043cm">
          <text:p/>
        </draw:line>
        <draw:custom-shape draw:style-name="gr4" draw:text-style-name="P3" draw:layer="layout" svg:width="1.283cm" svg:height="1.283cm" svg:x="7.879cm" svg:y="5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7.62cm" svg:y1="5.148cm" svg:x2="8.156cm" svg:y2="6.211cm">
          <text:p/>
        </draw:line>
        <draw:custom-shape draw:style-name="gr1" draw:text-style-name="P1" draw:layer="layout" svg:width="1.282cm" svg:height="1.283cm" svg:x="14.562cm" svg:y="1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1.285cm" svg:height="1.283cm" svg:x="13.328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4cm" svg:height="1.283cm" svg:x="15.896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4cm" svg:height="1.283cm" svg:x="14.562cm" svg:y="1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13.33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283cm" svg:height="1.284cm" svg:x="15.897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2cm" svg:height="1.283cm" svg:x="14.562cm" svg:y="1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1.285cm" svg:height="1.283cm" svg:x="13.328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4cm" svg:height="1.283cm" svg:x="15.896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1.284cm" svg:height="1.283cm" svg:x="14.562cm" svg:y="1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1.283cm" svg:height="1.283cm" svg:x="13.33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1.283cm" svg:height="1.284cm" svg:x="15.897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14.938cm" svg:y1="3.067cm" svg:x2="14.306cm" svg:y2="3.987cm">
          <text:p/>
        </draw:line>
        <draw:line draw:style-name="gr6" draw:text-style-name="P4" draw:layer="layout" svg:x1="15.518cm" svg:y1="3.062cm" svg:x2="16.145cm" svg:y2="4.044cm">
          <text:p/>
        </draw:line>
        <draw:custom-shape draw:style-name="gr4" draw:text-style-name="P3" draw:layer="layout" svg:width="1.283cm" svg:height="1.283cm" svg:x="12.393cm" svg:y="5.9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13.768cm" svg:y1="5.172cm" svg:x2="13.283cm" svg:y2="6.211cm">
          <text:p/>
        </draw:line>
        <draw:custom-shape draw:style-name="gr11" draw:text-style-name="P1" draw:layer="layout" svg:width="1.789cm" svg:height="0.275cm" svg:x="10.962cm" svg:y="2.42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81cm" svg:height="1.283cm" svg:x="21.093cm" svg:y="1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19.86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283cm" svg:height="1.282cm" svg:x="22.427cm" svg:y="3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21.093cm" svg:y="1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283cm" svg:height="1.282cm" svg:x="19.861cm" svg:y="3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22.427cm" svg:y="3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1cm" svg:height="1.283cm" svg:x="21.093cm" svg:y="1.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19.86cm" svg:y="3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283cm" svg:height="1.282cm" svg:x="22.427cm" svg:y="3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83cm" svg:height="1.283cm" svg:x="21.093cm" svg:y="1.8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3" draw:layer="layout" svg:width="1.283cm" svg:height="1.282cm" svg:x="19.861cm" svg:y="3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3" draw:layer="layout" svg:width="1.283cm" svg:height="1.283cm" svg:x="22.427cm" svg:y="3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21.469cm" svg:y1="3.067cm" svg:x2="20.837cm" svg:y2="3.987cm">
          <text:p/>
        </draw:line>
        <draw:line draw:style-name="gr6" draw:text-style-name="P4" draw:layer="layout" svg:x1="22.049cm" svg:y1="3.063cm" svg:x2="22.676cm" svg:y2="4.045cm">
          <text:p/>
        </draw:line>
        <draw:custom-shape draw:style-name="gr4" draw:text-style-name="P3" draw:layer="layout" svg:width="1.283cm" svg:height="1.283cm" svg:x="23.675cm" svg:y="5.9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23.416cm" svg:y1="5.15cm" svg:x2="23.952cm" svg:y2="6.213cm">
          <text:p/>
        </draw:line>
        <draw:custom-shape draw:style-name="gr11" draw:text-style-name="P1" draw:layer="layout" svg:width="1.789cm" svg:height="0.274cm" svg:x="17.612cm" svg:y="2.4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82cm" svg:height="1.283cm" svg:x="7.929cm" svg:y="11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6.696cm" svg:y="13.2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1cm" svg:x="9.263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7.929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1cm" svg:x="6.697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9.263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2cm" svg:height="1.283cm" svg:x="7.929cm" svg:y="11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6.696cm" svg:y="13.2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1cm" svg:x="9.263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83cm" svg:height="1.283cm" svg:x="7.929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83cm" svg:height="1.281cm" svg:x="6.697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3" draw:layer="layout" svg:width="1.283cm" svg:height="1.283cm" svg:x="9.263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8.305cm" svg:y1="12.366cm" svg:x2="7.673cm" svg:y2="13.286cm">
          <text:p/>
        </draw:line>
        <draw:line draw:style-name="gr6" draw:text-style-name="P4" draw:layer="layout" svg:x1="8.885cm" svg:y1="12.361cm" svg:x2="9.512cm" svg:y2="13.343cm">
          <text:p/>
        </draw:line>
        <draw:custom-shape draw:style-name="gr4" draw:text-style-name="P3" draw:layer="layout" svg:width="1.283cm" svg:height="1.283cm" svg:x="8.179cm" svg:y="15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9.627cm" svg:y1="14.465cm" svg:x2="9cm" svg:y2="15.5cm">
          <text:p/>
        </draw:line>
        <draw:custom-shape draw:style-name="gr1" draw:text-style-name="P1" draw:layer="layout" svg:width="1.282cm" svg:height="1.283cm" svg:x="14.562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1.285cm" svg:height="1.283cm" svg:x="13.328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4cm" svg:height="1.283cm" svg:x="15.896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4cm" svg:height="1.283cm" svg:x="14.562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13.33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283cm" svg:height="1.284cm" svg:x="15.897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2cm" svg:height="1.283cm" svg:x="14.562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1.285cm" svg:height="1.283cm" svg:x="13.328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284cm" svg:height="1.283cm" svg:x="15.896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draw:layer="layout" svg:width="1.284cm" svg:height="1.283cm" svg:x="14.562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83cm" svg:height="1.283cm" svg:x="13.33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3" draw:layer="layout" svg:width="1.283cm" svg:height="1.284cm" svg:x="15.897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14.938cm" svg:y1="12.367cm" svg:x2="14.306cm" svg:y2="13.287cm">
          <text:p/>
        </draw:line>
        <draw:line draw:style-name="gr6" draw:text-style-name="P4" draw:layer="layout" svg:x1="15.518cm" svg:y1="12.362cm" svg:x2="16.145cm" svg:y2="13.344cm">
          <text:p/>
        </draw:line>
        <draw:custom-shape draw:style-name="gr4" draw:text-style-name="P3" draw:layer="layout" svg:width="1.283cm" svg:height="1.283cm" svg:x="17.193cm" svg:y="15.2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16.75cm" svg:y1="14.25cm" svg:x2="17.5cm" svg:y2="15.5cm">
          <text:p/>
        </draw:line>
        <draw:custom-shape draw:style-name="gr11" draw:text-style-name="P1" draw:layer="layout" svg:width="1.789cm" svg:height="0.275cm" svg:x="10.962cm" svg:y="11.728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81cm" svg:height="1.283cm" svg:x="21.793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20.56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283cm" svg:height="1.282cm" svg:x="23.127cm" svg:y="13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21.793cm" svg:y="11.1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283cm" svg:height="1.282cm" svg:x="20.561cm" svg:y="13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23.127cm" svg:y="13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1cm" svg:height="1.283cm" svg:x="21.793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283cm" svg:height="1.283cm" svg:x="20.56cm" svg:y="13.2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283cm" svg:height="1.282cm" svg:x="23.127cm" svg:y="13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283cm" svg:height="1.283cm" svg:x="21.793cm" svg:y="11.1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3" draw:layer="layout" svg:width="1.283cm" svg:height="1.282cm" svg:x="20.561cm" svg:y="13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3" draw:layer="layout" svg:width="1.283cm" svg:height="1.283cm" svg:x="23.127cm" svg:y="13.2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22.169cm" svg:y1="12.367cm" svg:x2="21.537cm" svg:y2="13.287cm">
          <text:p/>
        </draw:line>
        <draw:line draw:style-name="gr6" draw:text-style-name="P4" draw:layer="layout" svg:x1="22.749cm" svg:y1="12.363cm" svg:x2="23.376cm" svg:y2="13.345cm">
          <text:p/>
        </draw:line>
        <draw:custom-shape draw:style-name="gr3" draw:text-style-name="P2" draw:layer="layout" svg:width="1.283cm" svg:height="1.283cm" svg:x="19.575cm" svg:y="15.2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21.05cm" svg:y1="14.25cm" svg:x2="20.452cm" svg:y2="15.362cm">
          <text:p/>
        </draw:line>
        <draw:custom-shape draw:style-name="gr11" draw:text-style-name="P1" draw:layer="layout" svg:width="1.789cm" svg:height="0.274cm" svg:x="18.011cm" svg:y="11.7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Обычный">
        <draw:custom-shape draw:style-name="gr15" draw:text-style-name="P1" draw:layer="layout" svg:width="2.331cm" svg:height="2.332cm" svg:x="6.883cm" svg:y="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4.644cm" svg:y="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9.308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6.883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4.645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9.3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331cm" svg:height="2.332cm" svg:x="6.883cm" svg:y="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4.644cm" svg:y="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9.308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333cm" svg:height="2.332cm" svg:x="6.883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2.332cm" svg:height="2.332cm" svg:x="4.645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332cm" svg:height="2.332cm" svg:x="9.3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568cm" svg:y1="5.31cm" svg:x2="6.419cm" svg:y2="6.981cm">
          <text:p/>
        </draw:line>
        <draw:line draw:style-name="gr6" draw:text-style-name="P4" draw:layer="layout" svg:x1="8.621cm" svg:y1="5.302cm" svg:x2="9.761cm" svg:y2="7.086cm">
          <text:p/>
        </draw:line>
        <draw:custom-shape draw:style-name="gr19" draw:text-style-name="P3" draw:layer="layout" svg:width="2.332cm" svg:height="2.332cm" svg:x="6.613cm" svg:y="10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.25cm" svg:y1="8.75cm" svg:x2="7.25cm" svg:y2="10.75cm">
          <text:p/>
        </draw:line>
        <draw:frame draw:style-name="gr21" draw:text-style-name="P5" draw:layer="layout" svg:width="1.102cm" svg:height="1.906cm" svg:x="5.277cm" svg:y="2.972cm">
          <draw:text-box>
            <text:p><text:span text:style-name="T1">G</text:span></text:p>
          </draw:text-box>
        </draw:frame>
        <draw:frame draw:style-name="gr22" draw:text-style-name="P7" draw:layer="layout" svg:width="1.102cm" svg:height="1.906cm" svg:x="11.598cm" svg:y="6.593cm">
          <draw:text-box>
            <text:p text:style-name="P6"><text:span text:style-name="T2">U</text:span></text:p>
          </draw:text-box>
        </draw:frame>
        <draw:frame draw:style-name="gr23" draw:text-style-name="P7" draw:layer="layout" svg:width="1.103cm" svg:height="1.906cm" svg:x="3.2cm" svg:y="6.827cm">
          <draw:text-box>
            <text:p text:style-name="P6"><text:span text:style-name="T2">P</text:span></text:p>
          </draw:text-box>
        </draw:frame>
        <draw:frame draw:style-name="gr24" draw:text-style-name="P7" draw:layer="layout" svg:width="1.102cm" svg:height="1.906cm" svg:x="1.534cm" svg:y="9.46cm">
          <draw:text-box>
            <text:p text:style-name="P6"><text:span text:style-name="T2">x</text:span></text:p>
          </draw:text-box>
        </draw:frame>
        <draw:custom-shape draw:style-name="gr15" draw:text-style-name="P1" draw:layer="layout" svg:width="2.331cm" svg:height="2.332cm" svg:x="19.693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17.454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22.118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19.693cm" svg:y="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17.455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22.12cm" svg:y="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331cm" svg:height="2.332cm" svg:x="19.693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17.454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22.118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333cm" svg:height="2.332cm" svg:x="19.693cm" svg:y="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2.332cm" svg:height="2.332cm" svg:x="17.455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332cm" svg:height="2.332cm" svg:x="22.12cm" svg:y="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0.378cm" svg:y1="5.312cm" svg:x2="19.229cm" svg:y2="6.983cm">
          <text:p/>
        </draw:line>
        <draw:line draw:style-name="gr6" draw:text-style-name="P4" draw:layer="layout" svg:x1="21.431cm" svg:y1="5.304cm" svg:x2="22.571cm" svg:y2="7.088cm">
          <text:p/>
        </draw:line>
        <draw:frame draw:style-name="gr25" draw:text-style-name="P5" draw:layer="layout" svg:width="2.75cm" svg:height="2cm" svg:x="24.5cm" svg:y="7cm">
          <draw:text-box>
            <text:p><text:span text:style-name="T1">G*</text:span></text:p>
          </draw:text-box>
        </draw:frame>
        <draw:frame draw:style-name="gr26" draw:text-style-name="P7" draw:layer="layout" svg:width="1.102cm" svg:height="1.906cm" svg:x="26cm" svg:y="9.25cm">
          <draw:text-box>
            <text:p text:style-name="P6"><text:span text:style-name="T2">U</text:span></text:p>
          </draw:text-box>
        </draw:frame>
        <draw:frame draw:style-name="gr27" draw:text-style-name="P7" draw:layer="layout" svg:width="2.5cm" svg:height="1.906cm" svg:x="22.25cm" svg:y="3cm">
          <draw:text-box>
            <text:p text:style-name="P6"><text:span text:style-name="T2">P*</text:span></text:p>
          </draw:text-box>
        </draw:frame>
        <draw:frame draw:style-name="gr28" draw:text-style-name="P7" draw:layer="layout" svg:width="2cm" svg:height="2cm" svg:x="15.75cm" svg:y="5.75cm">
          <draw:text-box>
            <text:p text:style-name="P6"><text:span text:style-name="T2">x*</text:span></text:p>
          </draw:text-box>
        </draw:frame>
        <draw:custom-shape draw:style-name="gr19" draw:text-style-name="P3" draw:layer="layout" svg:width="2.332cm" svg:height="2.332cm" svg:x="24.314cm" svg:y="10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3.711cm" svg:y1="9.084cm" svg:x2="24.851cm" svg:y2="10.868cm">
          <text:p/>
        </draw:line>
        <draw:custom-shape draw:style-name="gr29" draw:text-style-name="P1" draw:layer="layout" svg:width="3.25cm" svg:height="0.5cm" svg:x="12.9cm" svg:y="4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Обычный">
        <draw:custom-shape draw:style-name="gr15" draw:text-style-name="P1" draw:layer="layout" svg:width="2.331cm" svg:height="2.332cm" svg:x="6.883cm" svg:y="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4.644cm" svg:y="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9.308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6.883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4.645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9.3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331cm" svg:height="2.332cm" svg:x="6.883cm" svg:y="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4.644cm" svg:y="6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9.308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333cm" svg:height="2.332cm" svg:x="6.883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2.332cm" svg:height="2.332cm" svg:x="4.645cm" svg:y="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2.332cm" svg:height="2.332cm" svg:x="9.31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568cm" svg:y1="5.31cm" svg:x2="6.419cm" svg:y2="6.981cm">
          <text:p/>
        </draw:line>
        <draw:line draw:style-name="gr6" draw:text-style-name="P4" draw:layer="layout" svg:x1="8.621cm" svg:y1="5.302cm" svg:x2="9.761cm" svg:y2="7.086cm">
          <text:p/>
        </draw:line>
        <draw:custom-shape draw:style-name="gr15" draw:text-style-name="P1" draw:layer="layout" svg:width="2.331cm" svg:height="2.332cm" svg:x="19.693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17.454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22.118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19.693cm" svg:y="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17.455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22.12cm" svg:y="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.331cm" svg:height="2.332cm" svg:x="19.693cm" svg:y="3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332cm" svg:height="2.332cm" svg:x="17.454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333cm" svg:height="2.332cm" svg:x="22.118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333cm" svg:height="2.332cm" svg:x="19.693cm" svg:y="3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2.332cm" svg:height="2.332cm" svg:x="17.455cm" svg:y="6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2.332cm" svg:height="2.332cm" svg:x="22.12cm" svg:y="6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0.378cm" svg:y1="5.312cm" svg:x2="19.229cm" svg:y2="6.983cm">
          <text:p/>
        </draw:line>
        <draw:line draw:style-name="gr6" draw:text-style-name="P4" draw:layer="layout" svg:x1="21.431cm" svg:y1="5.304cm" svg:x2="22.571cm" svg:y2="7.088cm">
          <text:p/>
        </draw:line>
        <draw:custom-shape draw:style-name="gr30" draw:text-style-name="P2" draw:layer="layout" svg:width="2.332cm" svg:height="2.332cm" svg:x="15.714cm" svg:y="10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8.25cm" svg:y1="9cm" svg:x2="17.25cm" svg:y2="10.75cm">
          <text:p/>
        </draw:line>
        <draw:custom-shape draw:style-name="gr29" draw:text-style-name="P1" draw:layer="layout" svg:width="3.25cm" svg:height="0.5cm" svg:x="12.2cm" svg:y="4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2.332cm" svg:height="2.332cm" svg:x="11.394cm" svg:y="10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1.031cm" svg:y1="8.981cm" svg:x2="12.031cm" svg:y2="10.731cm">
          <text:p/>
        </draw:line>
      </draw:page>
      <draw:page draw:name="page4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cm" fo:page-height="2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1T20:39:55.483962900</meta:creation-date>
    <dc:date>2025-12-01T22:54:37.243203700</dc:date>
    <meta:editing-duration>PT31M23S</meta:editing-duration>
    <meta:editing-cycles>1</meta:editing-cycles>
    <meta:document-statistic meta:object-count="174"/>
    <meta:generator>LibreOffice/25.2.7.2$Windows_X86_64 LibreOffice_project/5cbfd1ab6520636bb5f7b99185aa69bd7456825d</meta:generator>
  </office:meta>
</office:document-meta>
</file>